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3" table:number-columns-repeated="1019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elta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formula="of:=ORG.LIBREOFFICE.RAWSUBTRACT(POWER([.B4];2);PRODUCT(4;[.A4];[.C4]))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6" table:number-columns-repeated="3"/>
          <table:table-cell/>
          <table:table-cell table:style-name="ce14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7" table:number-columns-repeated="3"/>
          <table:table-cell table:style-name="ce11"/>
          <table:table-cell table:style-name="ce15" table:formula="of:=IF([.A4]=0;&quot;Równanie nie jest kwadratowe&quot;;IF([.D4]=0;&quot;jeden pierwiastek rzeczywisty podwójny&quot;;IF([.D3]&gt;0;&quot;dwa różne pierwiastki rzeczywiste&quot;;&quot;równanie nie ma rozwiązania&quot;)))" office:value-type="string" office:string-value="jeden pierwiastek rzeczywisty podwójny" calcext:value-type="string">
            <text:p>jeden pierwiastek rzeczywisty podwójny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7" table:number-columns-repeated="3"/>
          <table:table-cell table:style-name="ce12" office:value-type="string" calcext:value-type="string">
            <text:p>x1=</text:p>
          </table:table-cell>
          <table:table-cell table:style-name="ce16" table:formula="of:=PRODUCT(0.5;SUM(-[.B4];SQRT([.D4]))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7" table:number-columns-repeated="3"/>
          <table:table-cell table:style-name="ce13" office:value-type="string" calcext:value-type="string">
            <text:p>x2=</text:p>
          </table:table-cell>
          <table:table-cell table:style-name="ce16" table:formula="of:=PRODUCT(0.5;ORG.LIBREOFFICE.RAWSUBTRACT(-[.B4];SQRT([.D4])))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9" table:number-columns-repeated="10"/>
          <table:table-cell table:number-columns-repeated="1013"/>
        </table:table-row>
        <table:table-row table:style-name="ro2">
          <table:table-cell table:style-name="ce8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9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number-style style:name="N117P0" style:volatile="true">
      <number:number number:decimal-places="0" loext:min-decimal-places="0" number:min-integer-digits="1" number:grouping="true"/>
      <number:text> zł</number:text>
    </number:number-style>
    <number:number-style style:name="N117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zł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zł</number:text>
    </number:number-style>
    <number:number-style style:name="N119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zł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2" style:volatile="true">
      <loext:text> </loext:text>
      <loext:fill-character> </loext:fill-character>
      <number:text>- zł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9-04-03T07:36:04.425325960</dc:date>
    <meta:print-date>2003-03-03T23:27:53</meta:print-date>
    <meta:editing-cycles>2</meta:editing-cycles>
    <meta:editing-duration>PT14M27S</meta:editing-duration>
    <meta:document-statistic meta:table-count="3" meta:cell-count="17" meta:object-count="1"/>
    <meta:generator>LibreOffice/6.0.7.3$Linux_X86_64 LibreOffice_project/00m0$Build-3</meta:generator>
  </office:meta>
</office:document-meta>
</file>